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366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663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6" style:family="table-column">
      <style:table-column-properties fo:break-before="auto" style:column-width="2.581cm"/>
    </style:style>
    <style:style style:name="co67" style:family="table-column">
      <style:table-column-properties fo:break-before="auto" style:column-width="2.406cm"/>
    </style:style>
    <style:style style:name="co68" style:family="table-column">
      <style:table-column-properties fo:break-before="auto" style:column-width="2.399cm"/>
    </style:style>
    <style:style style:name="co69" style:family="table-column">
      <style:table-column-properties fo:break-before="auto" style:column-width="2.429cm"/>
    </style:style>
    <style:style style:name="co70" style:family="table-column">
      <style:table-column-properties fo:break-before="auto" style:column-width="1.639cm"/>
    </style:style>
    <style:style style:name="co71" style:family="table-column">
      <style:table-column-properties fo:break-before="auto" style:column-width="1.547cm"/>
    </style:style>
    <style:style style:name="co72" style:family="table-column">
      <style:table-column-properties fo:break-before="auto" style:column-width="1.499cm"/>
    </style:style>
    <style:style style:name="co73" style:family="table-column">
      <style:table-column-properties fo:break-before="auto" style:column-width="1.616cm"/>
    </style:style>
    <style:style style:name="co74" style:family="table-column">
      <style:table-column-properties fo:break-before="auto" style:column-width="1.261cm"/>
    </style:style>
    <style:style style:name="co93" style:family="table-column">
      <style:table-column-properties fo:break-before="auto" style:column-width="1.316cm"/>
    </style:style>
    <style:style style:name="co94" style:family="table-column">
      <style:table-column-properties fo:break-before="auto" style:column-width="1.222cm"/>
    </style:style>
    <style:style style:name="co95" style:family="table-column">
      <style:table-column-properties fo:break-before="auto" style:column-width="1.245cm"/>
    </style:style>
    <style:style style:name="co96" style:family="table-column">
      <style:table-column-properties fo:break-before="auto" style:column-width="3.074cm"/>
    </style:style>
    <style:style style:name="co97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99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05" style:family="table-column">
      <style:table-column-properties fo:break-before="auto" style:column-width="1.263cm"/>
    </style:style>
    <style:style style:name="co106" style:family="table-column">
      <style:table-column-properties fo:break-before="auto" style:column-width="1.229cm"/>
    </style:style>
    <style:style style:name="co107" style:family="table-column">
      <style:table-column-properties fo:break-before="auto" style:column-width="3.829cm"/>
    </style:style>
    <style:style style:name="co108" style:family="table-column">
      <style:table-column-properties fo:break-before="auto" style:column-width="3.29cm"/>
    </style:style>
    <style:style style:name="co109" style:family="table-column">
      <style:table-column-properties fo:break-before="auto" style:column-width="3.411cm"/>
    </style:style>
    <style:style style:name="co111" style:family="table-column">
      <style:table-column-properties fo:break-before="auto" style:column-width="3.166cm"/>
    </style:style>
    <style:style style:name="co112" style:family="table-column">
      <style:table-column-properties fo:break-before="auto" style:column-width="5.53cm"/>
    </style:style>
    <style:style style:name="co113" style:family="table-column">
      <style:table-column-properties fo:break-before="auto" style:column-width="0.981cm"/>
    </style:style>
    <style:style style:name="co114" style:family="table-column">
      <style:table-column-properties fo:break-before="auto" style:column-width="4.59cm"/>
    </style:style>
    <style:style style:name="co115" style:family="table-column">
      <style:table-column-properties fo:break-before="auto" style:column-width="2.635cm"/>
    </style:style>
    <style:style style:name="co116" style:family="table-column">
      <style:table-column-properties fo:break-before="auto" style:column-width="4.404cm"/>
    </style:style>
    <style:style style:name="co117" style:family="table-column">
      <style:table-column-properties fo:break-before="auto" style:column-width="1.81cm"/>
    </style:style>
    <style:style style:name="co118" style:family="table-column">
      <style:table-column-properties fo:break-before="auto" style:column-width="0.953cm"/>
    </style:style>
    <style:style style:name="co119" style:family="table-column">
      <style:table-column-properties fo:break-before="auto" style:column-width="5.914cm"/>
    </style:style>
    <style:style style:name="co120" style:family="table-column">
      <style:table-column-properties fo:break-before="auto" style:column-width="0.697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249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3.41cm"/>
    </style:style>
    <style:style style:name="co132" style:family="table-column">
      <style:table-column-properties fo:break-before="auto" style:column-width="2.036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2.24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709cm" fo:break-before="auto" style:use-optimal-row-height="false"/>
    </style:style>
    <style:style style:name="ro39" style:family="table-row">
      <style:table-row-properties style:row-height="0.762cm" fo:break-before="auto" style:use-optimal-row-height="fals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57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919cm" fo:break-before="auto" style:use-optimal-row-height="true"/>
    </style:style>
    <style:style style:name="ro46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89" style:family="table-cell" style:parent-style-name="Default">
      <style:table-cell-properties style:vertical-align="middle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5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="none" style:vertical-align="middle"/>
      <style:text-properties style:font-name="Avenir6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0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7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7" style:family="table-cell" style:parent-style-name="Default">
      <style:table-cell-properties fo:background-color="transparent" style:vertical-align="middle"/>
      <style:text-properties style:font-name="Avenir6"/>
    </style:style>
    <style:style style:name="ce1956" style:family="table-cell" style:parent-style-name="Default">
      <style:table-cell-properties fo:background-color="transparent" style:vertical-align="middle"/>
      <style:text-properties style:font-name="Avenir3"/>
    </style:style>
    <style:style style:name="ce195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3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1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3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154" style:family="table-cell" style:parent-style-name="Default">
      <style:text-properties style:font-name="Avenir6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6" fo:font-weight="bold"/>
    </style:style>
    <style:style style:name="ce211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6" fo:font-weight="normal"/>
    </style:style>
    <style:style style:name="ce211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6" fo:font-weight="bold"/>
    </style:style>
    <style:style style:name="ce211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6" style:family="table-cell" style:parent-style-name="Default">
      <style:text-properties style:font-name="Avenir6" fo:font-weight="normal"/>
    </style:style>
    <style:style style:name="ce226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40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4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6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6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5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1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6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01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70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2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7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7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8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8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89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902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5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79" style:family="table-cell" style:parent-style-name="Default">
      <style:text-properties style:font-name="Avenir3" fo:font-style="normal" style:font-style-asian="normal" style:font-style-complex="normal"/>
    </style:style>
    <style:style style:name="ce9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8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1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1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9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5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55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5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5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3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85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85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8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3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1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1" style:family="table-cell" style:parent-style-name="Default">
      <style:table-cell-properties fo:background-color="transparent" style:vertical-align="middle"/>
      <style:text-properties style:font-name="Avenir3"/>
    </style:style>
    <style:style style:name="ce2232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23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3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42" style:family="table-cell" style:parent-style-name="Default">
      <style:text-properties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17" style:family="table-cell" style:parent-style-name="Default">
      <style:table-cell-properties fo:border="0.06pt solid #000000" style:vertical-align="middle"/>
      <style:text-properties style:font-name="Avenir3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3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406" style:family="table-cell" style:parent-style-name="Default">
      <style:table-cell-properties fo:wrap-option="wrap"/>
    </style:style>
    <style:style style:name="T1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fo:font-size="7pt"/>
    </style:style>
    <style:style style:name="T7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language="hu" fo:country="HU" style:language-asian="zxx" style:country-asian="none"/>
    </style:style>
    <style:style style:name="T77" style:family="text">
      <style:text-properties fo:language="hu" fo:country="HU" style:language-asian="zxx" style:country-asian="none" fo:font-weight="normal" fo:font-style="normal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0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2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158466"/>
    </style:style>
    <style:style style:name="T103" style:family="text">
      <style:text-properties fo:color="#bf0041"/>
    </style:style>
    <style:style style:name="T10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3" style:family="text">
      <style:text-properties style:text-line-through-type="single"/>
    </style:style>
    <style:style style:name="T114" style:family="text">
      <style:text-properties fo:color="#ff0000" fo:font-weight="bold" style:font-weight-asian="bold" style:font-weight-complex="bold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7" style:family="text">
      <style:text-properties style:font-name="Avenir6"/>
    </style:style>
    <style:style style:name="T11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5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41"/>
        <table:table-column table:style-name="co31" table:default-cell-style-name="ce441"/>
        <table:table-column table:style-name="co32" table:default-cell-style-name="ce441"/>
        <table:table-column table:style-name="co33" table:default-cell-style-name="ce441"/>
        <table:table-column table:style-name="co34" table:default-cell-style-name="ce441"/>
        <table:table-column table:style-name="co35" table:default-cell-style-name="ce441"/>
        <table:table-column table:style-name="co7" table:default-cell-style-name="ce441"/>
        <table:table-column table:style-name="co36" table:number-columns-repeated="2" table:default-cell-style-name="ce441"/>
        <table:table-column table:style-name="co37" table:default-cell-style-name="ce441"/>
        <table:table-column table:style-name="co38" table:default-cell-style-name="ce441"/>
        <table:table-column table:style-name="co39" table:default-cell-style-name="ce441"/>
        <table:table-column table:style-name="co41" table:default-cell-style-name="ce441"/>
        <table:table-column table:style-name="co42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01" table:number-columns-spanned="11" table:number-rows-spanned="1"/>
          <table:covered-table-cell/>
          <table:covered-table-cell table:number-columns-repeated="9" table:style-name="ce4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4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66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4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4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1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4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1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01"/>
          <table:table-cell table:style-name="ce5"/>
          <table:table-cell table:style-name="ce224" table:number-columns-spanned="5" table:number-rows-spanned="1"/>
          <table:covered-table-cell table:number-columns-repeated="4" table:style-name="ce401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7">Harcmodor képzettségek </text:span><text:span text:style-name="T70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70"/>
          <table:covered-table-cell table:style-name="Default"/>
          <table:table-cell table:style-name="ce57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7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7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7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7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7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7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7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7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7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7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7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7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01"/>
          <table:covered-table-cell table:style-name="ce51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66" table:content-validation-name="val22"/>
          <table:table-cell table:style-name="ce51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71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01" table:number-columns-spanned="5" table:number-rows-spanned="1"/>
          <table:covered-table-cell/>
          <table:covered-table-cell table:number-columns-repeated="3" table:style-name="ce4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7">Primer világi képzettségek</text:span><text:span text:style-name="T68"> </text:span><text:span text:style-name="T69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1">Harci fortélyok  </text:span><text:span text:style-name="T7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5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14" table:content-validation-name="val44" table:formula="of:=[$Fortélylista.B71]" office:value-type="float" office:value="3" calcext:value-type="float">
            <text:p>3</text:p>
          </table:table-cell>
          <table:table-cell table:style-name="ce635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14" table:content-validation-name="val45" table:formula="of:=[$Fortélylista.B66]" office:value-type="float" office:value="4" calcext:value-type="float">
            <text:p>4</text:p>
          </table:table-cell>
          <table:table-cell table:style-name="ce635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703" table:content-validation-name="val32"/>
          <table:table-cell table:style-name="ce343"/>
          <table:table-cell table:style-name="ce7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14" table:content-validation-name="val46" table:formula="of:=[$Fortélylista.B63]" office:value-type="float" office:value="3" calcext:value-type="float">
            <text:p>3</text:p>
          </table:table-cell>
          <table:table-cell table:style-name="ce635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703" table:content-validation-name="val72"/>
          <table:table-cell table:style-name="ce343"/>
          <table:table-cell table:style-name="ce71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14" table:content-validation-name="val47" table:formula="of:=[$Fortélylista.B64]" office:value-type="float" office:value="2" calcext:value-type="float">
            <text:p>2</text:p>
          </table:table-cell>
          <table:table-cell table:style-name="ce635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703" table:content-validation-name="val34"/>
          <table:table-cell table:style-name="ce343"/>
          <table:table-cell table:style-name="ce7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14" table:content-validation-name="val48" table:formula="of:=[$Fortélylista.B70]" office:value-type="float" office:value="3" calcext:value-type="float">
            <text:p>3</text:p>
          </table:table-cell>
          <table:table-cell table:style-name="ce635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703" table:content-validation-name="val35"/>
          <table:table-cell table:style-name="ce343"/>
          <table:table-cell table:style-name="ce717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14" table:content-validation-name="val49" table:formula="of:=[$Fortélylista.B67]" office:value-type="float" office:value="3" calcext:value-type="float">
            <text:p>3</text:p>
          </table:table-cell>
          <table:table-cell table:style-name="ce635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14" table:content-validation-name="val50" table:formula="of:=[$Fortélylista.B68]" office:value-type="float" office:value="1" calcext:value-type="float">
            <text:p>1</text:p>
          </table:table-cell>
          <table:table-cell table:style-name="ce635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5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4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16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6" table:number-columns-spanned="3" table:number-rows-spanned="1"/>
          <table:covered-table-cell table:number-columns-repeated="2" table:style-name="ce45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5" office:value-type="string" calcext:value-type="string">
            <text:p>Szakma:</text:p>
          </table:table-cell>
          <table:table-cell table:style-name="ce456" table:content-validation-name="val10" table:number-columns-spanned="2" table:number-rows-spanned="1"/>
          <table:covered-table-cell table:style-name="ce45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5" office:value-type="string" calcext:value-type="string">
            <text:p>Szakma:</text:p>
          </table:table-cell>
          <table:table-cell table:style-name="ce456" table:content-validation-name="val10" table:number-columns-spanned="2" table:number-rows-spanned="1"/>
          <table:covered-table-cell table:style-name="ce45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25" table:content-validation-name="val71"/>
        </table:table-row>
        <table:table-row table:style-name="ro1">
          <table:table-cell table:style-name="ce430" table:content-validation-name="val5" office:value-type="string" calcext:value-type="string">
            <text:p>Szakma:</text:p>
          </table:table-cell>
          <table:table-cell table:style-name="ce456" table:content-validation-name="val10" table:number-columns-spanned="2" table:number-rows-spanned="1"/>
          <table:covered-table-cell table:style-name="ce45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57" table:content-validation-name="val10" table:number-columns-spanned="2" table:number-rows-spanned="1"/>
          <table:covered-table-cell table:style-name="ce457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16" table:content-validation-name="val53" office:value-type="float" office:value="5" calcext:value-type="float">
            <text:p>5</text:p>
          </table:table-cell>
          <table:table-cell table:style-name="ce647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16" table:content-validation-name="val53" office:value-type="float" office:value="1" calcext:value-type="float">
            <text:p>1</text:p>
          </table:table-cell>
          <table:table-cell table:style-name="ce647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table:table-column table:style-name="co43" table:default-cell-style-name="ce750"/>
        <table:table-column table:style-name="co44" table:default-cell-style-name="ce750"/>
        <table:table-column table:style-name="co14" table:default-cell-style-name="ce750"/>
        <table:table-column table:style-name="co45" table:default-cell-style-name="ce750"/>
        <table:table-column table:style-name="co46" table:default-cell-style-name="ce750"/>
        <table:table-column table:style-name="co47" table:default-cell-style-name="ce750"/>
        <table:table-column table:style-name="co48" table:default-cell-style-name="ce750"/>
        <table:table-column table:style-name="co49" table:default-cell-style-name="ce750"/>
        <table:table-column table:style-name="co50" table:default-cell-style-name="ce750"/>
        <table:table-column table:style-name="co51" table:default-cell-style-name="ce750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01"/>
          <table:covered-table-cell table:number-columns-repeated="6" table:style-name="ce401" table:content-validation-name="val5"/>
          <table:covered-table-cell table:number-columns-repeated="2"/>
        </table:table-row>
        <table:table-row table:style-name="ro2">
          <table:table-cell table:style-name="ce73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34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834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3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54"/>
          <table:table-cell table:style-name="ce8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content-validation-name="val89" table:number-columns-spanned="3" table:number-rows-spanned="1"/>
          <table:covered-table-cell table:style-name="ce835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56" table:content-validation-name="val75"/>
          <table:table-cell table:style-name="ce74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35" table:number-columns-spanned="3" table:number-rows-spanned="1"/>
          <table:covered-table-cell table:style-name="ce835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736" table:content-validation-name="val75" table:number-columns-spanned="3" table:number-rows-spanned="1"/>
          <table:covered-table-cell table:number-columns-repeated="2" table:style-name="ce7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836" table:number-columns-spanned="3" table:number-rows-spanned="1"/>
          <table:covered-table-cell table:style-name="ce83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3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8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76" table:number-columns-spanned="4" table:number-rows-spanned="1"/>
          <table:covered-table-cell table:style-name="ce422" table:content-validation-name="val76"/>
          <table:covered-table-cell table:style-name="ce739" table:content-validation-name="val76"/>
          <table:covered-table-cell table:style-name="ce748" table:content-validation-name="val76"/>
          <table:table-cell table:style-name="ce756" table:number-columns-spanned="2" table:number-rows-spanned="1"/>
          <table:covered-table-cell table:style-name="ce66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0" table:number-columns-spanned="5" table:number-rows-spanned="1"/>
          <table:covered-table-cell table:number-columns-repeated="4" table:style-name="ce547"/>
          <table:table-cell table:style-name="ce209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1">
          <table:table-cell table:style-name="ce73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8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9" table:content-validation-name="val90" table:number-columns-spanned="2" table:number-rows-spanned="1"/>
          <table:covered-table-cell table:style-name="ce8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74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31"/>
          <table:covered-table-cell table:style-name="ce484"/>
          <table:table-cell table:style-name="Default"/>
        </table:table-row>
        <table:table-row table:style-name="ro6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7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8" table:content-validation-name="val5"/>
          <table:table-cell table:style-name="ce756" table:number-columns-spanned="2" table:number-rows-spanned="1"/>
          <table:covered-table-cell table:style-name="ce669"/>
          <table:table-cell table:style-name="ce839" table:content-validation-name="val91" table:number-columns-spanned="2" table:number-rows-spanned="1"/>
          <table:covered-table-cell table:style-name="ce839" table:content-validation-name="val91"/>
          <table:table-cell table:style-name="ce822"/>
          <table:table-cell table:style-name="Default"/>
        </table:table-row>
        <table:table-row table:style-name="ro2">
          <table:table-cell table:style-name="ce73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57" table:content-validation-name="val5"/>
          <table:table-cell table:style-name="ce644" table:number-columns-spanned="2" table:number-rows-spanned="1"/>
          <table:covered-table-cell table:style-name="ce670"/>
          <table:table-cell table:style-name="ce844" table:content-validation-name="val91" table:number-columns-spanned="2" table:number-rows-spanned="1"/>
          <table:covered-table-cell table:style-name="ce844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4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48"/>
          <table:covered-table-cell table:style-name="ce409"/>
          <table:table-cell table:style-name="ce748" table:content-validation-name="val85" office:value-type="string" calcext:value-type="string">
            <text:p>alap</text:p>
          </table:table-cell>
          <table:table-cell table:style-name="ce83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45"/>
          <table:covered-table-cell table:style-name="ce399"/>
          <table:table-cell table:style-name="ce748" table:content-validation-name="val86" office:value-type="string" calcext:value-type="string">
            <text:p>alap</text:p>
          </table:table-cell>
          <table:table-cell table:style-name="ce83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8" table:content-validation-name="val78" table:number-columns-spanned="4" table:number-rows-spanned="1"/>
          <table:covered-table-cell table:number-columns-repeated="2" table:style-name="ce748" table:content-validation-name="val78"/>
          <table:covered-table-cell table:style-name="ce409" table:content-validation-name="val78"/>
          <table:table-cell table:style-name="ce74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2" table:default-cell-style-name="ce979"/>
        <table:table-column table:style-name="co53" table:default-cell-style-name="ce979"/>
        <table:table-column table:style-name="co54" table:default-cell-style-name="ce979"/>
        <table:table-column table:style-name="co55" table:default-cell-style-name="ce979"/>
        <table:table-column table:style-name="co56" table:default-cell-style-name="ce979"/>
        <table:table-column table:style-name="co57" table:default-cell-style-name="ce979"/>
        <table:table-column table:style-name="co56" table:number-columns-repeated="3" table:default-cell-style-name="ce979"/>
        <table:table-column table:style-name="co58" table:default-cell-style-name="ce979"/>
        <table:table-column table:style-name="co14" table:default-cell-style-name="ce979"/>
        <table:table-column table:style-name="co59" table:default-cell-style-name="ce979"/>
        <table:table-column table:style-name="co66" table:default-cell-style-name="ce979"/>
        <table:table-column table:style-name="co67" table:default-cell-style-name="ce979"/>
        <table:table-column table:style-name="co68" table:default-cell-style-name="ce979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0" table:default-cell-style-name="ce641"/>
        <table:table-column table:style-name="co74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93"/>
          <table:covered-table-cell table:number-columns-repeated="5" table:style-name="ce1001"/>
          <table:covered-table-cell table:number-columns-repeated="2" table:style-name="ce893"/>
          <table:table-cell table:style-name="ce89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3">
          <table:table-cell table:style-name="ce893"/>
          <table:table-cell table:style-name="ce893" table:number-columns-spanned="6" table:number-rows-spanned="1"/>
          <table:covered-table-cell table:number-columns-repeated="5" table:style-name="ce893"/>
          <table:table-cell table:style-name="ce893" table:number-columns-repeated="3"/>
          <table:table-cell table:style-name="ce951" table:number-columns-spanned="5" table:number-rows-spanned="1"/>
          <table:covered-table-cell table:number-columns-repeated="3" table:style-name="ce893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980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0" table:content-validation-name="val134" office:value-type="string" calcext:value-type="string">
            <text:p>Módosítók</text:p>
          </table:table-cell>
          <table:table-cell table:style-name="ce980" table:content-validation-name="val142" office:value-type="string" calcext:value-type="string">
            <text:p>Összesen</text:p>
          </table:table-cell>
          <table:table-cell table:style-name="ce893"/>
          <table:table-cell table:style-name="ce1107" office:value-type="string" calcext:value-type="string" table:number-columns-spanned="2" table:number-rows-spanned="1">
            <text:p>Összesen felvett HM:</text:p>
          </table:table-cell>
          <table:covered-table-cell table:style-name="ce893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893"/>
          <table:table-cell table:style-name="ce952" office:value-type="string" calcext:value-type="string">
            <text:p>Távolság (m)</text:p>
          </table:table-cell>
          <table:table-cell table:style-name="ce119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1068" table:content-validation-name="val122" office:value-type="float" office:value="10" calcext:value-type="float">
            <text:p>10</text:p>
          </table:table-cell>
          <table:table-cell table:style-name="ce1068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40" table:content-validation-name="val143" table:formula="of:=[.C4]+[.D4]" office:value-type="float" office:value="15" calcext:value-type="float">
            <text:p>15</text:p>
          </table:table-cell>
          <table:table-cell table:style-name="ce893"/>
          <table:table-cell table:style-name="ce1107" office:value-type="string" calcext:value-type="string" table:number-columns-spanned="2" table:number-rows-spanned="1">
            <text:p>Max felvehető HM:</text:p>
          </table:table-cell>
          <table:covered-table-cell table:style-name="ce893"/>
          <table:table-cell table:style-name="ce1392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93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1068" table:content-validation-name="val122" office:value-type="float" office:value="20" calcext:value-type="float">
            <text:p>20</text:p>
          </table:table-cell>
          <table:table-cell table:style-name="ce1068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40" table:content-validation-name="val144" table:formula="of:=[.C5]+[.B5]+[.D5]" office:value-type="float" office:value="20" calcext:value-type="float">
            <text:p>20</text:p>
          </table:table-cell>
          <table:table-cell table:style-name="ce893" table:number-columns-repeated="5"/>
          <table:table-cell table:style-name="ce960"/>
          <table:table-cell table:style-name="ce1009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1068" table:content-validation-name="val122" office:value-type="float" office:value="120" calcext:value-type="float">
            <text:p>120</text:p>
          </table:table-cell>
          <table:table-cell table:style-name="ce1068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40" table:content-validation-name="val145" table:formula="of:=[.C6]+[.B6]+[.D6]" office:value-type="float" office:value="120" calcext:value-type="float">
            <text:p>120</text:p>
          </table:table-cell>
          <table:table-cell table:style-name="ce89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893" table:number-columns-repeated="6"/>
          <table:table-cell table:style-name="ce1107" office:value-type="string" calcext:value-type="string" table:number-columns-spanned="2" table:number-rows-spanned="1">
            <text:p>Össz felvett CM:</text:p>
          </table:table-cell>
          <table:covered-table-cell table:style-name="ce893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89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45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1068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140" table:content-validation-name="val146" table:formula="of:=[.C8]+[.B8]+[.D8]" office:value-type="float" office:value="-30" calcext:value-type="float">
            <text:p>-30</text:p>
          </table:table-cell>
          <table:table-cell table:style-name="ce893"/>
          <table:table-cell table:style-name="ce1107" office:value-type="string" calcext:value-type="string" table:number-columns-spanned="2" table:number-rows-spanned="1">
            <text:p>Max felvehető CM:</text:p>
          </table:table-cell>
          <table:covered-table-cell table:style-name="ce893"/>
          <table:table-cell table:style-name="ce1392" table:content-validation-name="val174" table:formula="of:=[Data.C22]*[Alapértékek.$D$8]" office:value-type="float" office:value="20" calcext:value-type="float">
            <text:p>20 HM</text:p>
          </table:table-cell>
          <table:table-cell table:style-name="ce89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93" table:number-columns-spanned="9" table:number-rows-spanned="1"/>
          <table:covered-table-cell table:number-columns-repeated="5" table:style-name="ce1001"/>
          <table:covered-table-cell table:number-columns-repeated="3" table:style-name="ce893"/>
          <table:table-cell table:style-name="ce89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47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893"/>
          <table:table-cell table:style-name="ce110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893"/>
          <table:table-cell table:style-name="ce1107" office:value-type="string" calcext:value-type="string" table:number-columns-spanned="2" table:number-rows-spanned="1">
            <text:p>Átlag HM</text:p>
          </table:table-cell>
          <table:covered-table-cell table:style-name="ce893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89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2"/>
          <table:table-cell table:style-name="ce902" table:number-columns-spanned="6" table:number-rows-spanned="1"/>
          <table:covered-table-cell table:number-columns-repeated="5" table:style-name="ce902"/>
          <table:table-cell table:style-name="ce90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45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9" table:content-validation-name="val124" office:value-type="string" calcext:value-type="string">
            <text:p>Szint</text:p>
          </table:table-cell>
          <table:table-cell table:style-name="ce1069" office:value-type="string" calcext:value-type="string">
            <text:p>KÉ</text:p>
          </table:table-cell>
          <table:table-cell table:style-name="ce1069" office:value-type="string" calcext:value-type="string">
            <text:p>TÉ/CÉ</text:p>
          </table:table-cell>
          <table:table-cell table:style-name="ce1069" office:value-type="string" calcext:value-type="string">
            <text:p>VÉ</text:p>
          </table:table-cell>
          <table:table-cell table:style-name="ce1069" table:content-validation-name="val159" office:value-type="string" calcext:value-type="string">
            <text:p>Harckeret</text:p>
          </table:table-cell>
          <table:table-cell table:style-name="ce106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47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55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9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9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47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55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9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55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9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9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9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9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37">
          <table:table-cell table:style-name="ce902" table:number-columns-spanned="9" table:number-rows-spanned="1"/>
          <table:covered-table-cell table:number-columns-repeated="7" table:style-name="ce902"/>
          <table:covered-table-cell table:style-name="ce1411"/>
          <table:table-cell table:style-name="ce902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38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916" table:content-validation-name="val94" office:value-type="string" calcext:value-type="string">
            <text:p>Távolsági fegyver</text:p>
          </table:table-cell>
          <table:table-cell table:style-name="ce1013" table:content-validation-name="val5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Hatótáv + Komment</text:p>
          </table:table-cell>
          <table:covered-table-cell table:style-name="ce1009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8" table:content-validation-name="val95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1073" table:content-validation-name="val126" office:value-type="float" office:value="0" calcext:value-type="float">
            <text:p>0</text:p>
          </table:table-cell>
          <table:table-cell table:style-name="ce1110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1110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8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1073" table:content-validation-name="val127" office:value-type="float" office:value="0" calcext:value-type="float">
            <text:p>0</text:p>
          </table:table-cell>
          <table:table-cell table:style-name="ce1110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1110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9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18"/>
          <table:covered-table-cell table:number-columns-repeated="5" table:style-name="ce580"/>
          <table:covered-table-cell table:style-name="ce1018"/>
          <table:covered-table-cell table:style-name="ce1251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916" table:content-validation-name="val5" office:value-type="string" calcext:value-type="string">
            <text:p>Fegyver</text:p>
          </table:table-cell>
          <table:table-cell table:style-name="ce1013" table:content-validation-name="val5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Komment</text:p>
          </table:table-cell>
          <table:covered-table-cell table:style-name="ce1009"/>
          <table:table-cell table:style-name="ce902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4;0);[Data.$C$32])" office:value-type="float" office:value="6" calcext:value-type="float">
            <text:p>6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2;0)+[.$C30]*[Data.$T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3;0)+[.$C30]*[Data.$U$6];[Data.$C$32])" office:value-type="float" office:value="-10" calcext:value-type="float">
            <text:p>-10</text:p>
          </table:table-cell>
          <table:table-cell table:style-name="ce711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91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1];kezifegyverek_all;14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1];kezifegyverek_all;12;0)+[.$C31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1];kezifegyverek_all;13;0)+[.$C31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91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2];kezifegyverek_all;14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2];kezifegyverek_all;12;0)+[.$C32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2];kezifegyverek_all;13;0)+[.$C32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8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107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11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8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4;0);[Data.$C$32])" office:value-type="string" office:string-value="N/A" calcext:value-type="string">
            <text:p>N/A</text:p>
          </table:table-cell>
          <table:covered-table-cell table:style-name="ce704" table:content-validation-name="val128"/>
          <table:table-cell table:style-name="ce711" table:content-validation-name="val109" table:formula="of:=IFERROR(VLOOKUP([.$A36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5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925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9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925" table:number-columns-spanned="2" table:number-rows-spanned="1"/>
          <table:covered-table-cell table:style-name="ce925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893"/>
          <table:covered-table-cell table:style-name="ce794"/>
          <table:table-cell table:style-name="ce893"/>
          <table:table-cell table:style-name="Default" table:number-columns-repeated="3"/>
          <table:table-cell table:style-name="ce893" table:number-columns-repeated="2"/>
          <table:table-cell table:style-name="ce640"/>
          <table:table-cell table:number-columns-repeated="243"/>
        </table:table-row>
        <table:table-row table:style-name="ro40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89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3"/>
          <table:table-cell table:style-name="ce849"/>
          <table:table-cell table:style-name="ce640"/>
          <table:table-cell table:number-columns-repeated="243"/>
        </table:table-row>
        <table:table-row table:style-name="ro41">
          <table:table-cell table:style-name="ce602" table:content-validation-name="val100" office:value-type="string" calcext:value-type="string" table:number-columns-spanned="2" table:number-rows-spanned="1">
            <text:p>Fegyver<text:span text:style-name="T73"> (harcmodor)</text:span></text:p>
          </table:table-cell>
          <table:covered-table-cell table:style-name="ce1018" table:content-validation-name="val111"/>
          <table:table-cell table:style-name="ce1013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51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9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3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3" table:content-validation-name="val101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1081" table:content-validation-name="val131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9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9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5" table:formula="of:=[.G30]" office:value-type="string" office:string-value="-5 Z" calcext:value-type="string">
            <text:p>-5 Z</text:p>
          </table:table-cell>
          <table:table-cell table:style-name="ce131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89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2"/>
          <table:table-cell table:style-name="ce1081" table:content-validation-name="val131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1]" office:value-type="string" office:string-value="0 N/A" calcext:value-type="string">
            <text:p>0 N/A</text:p>
          </table:table-cell>
          <table:table-cell table:style-name="ce913" table:number-columns-spanned="2" table:number-rows-spanned="1"/>
          <table:covered-table-cell table:style-name="ce997"/>
          <table:table-cell table:style-name="ce89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1081" table:content-validation-name="val131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2]" office:value-type="string" office:string-value="N/A" calcext:value-type="string">
            <text:p>N/A</text:p>
          </table:table-cell>
          <table:table-cell table:style-name="ce1318" table:number-columns-spanned="2" table:number-rows-spanned="1"/>
          <table:covered-table-cell table:style-name="ce997"/>
          <table:table-cell table:style-name="ce89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1081" table:content-validation-name="val131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3]" office:value-type="string" office:string-value="N/A" calcext:value-type="string">
            <text:p>N/A</text:p>
          </table:table-cell>
          <table:table-cell table:style-name="ce1318" table:number-columns-spanned="2" table:number-rows-spanned="1"/>
          <table:covered-table-cell table:style-name="ce997"/>
          <table:table-cell table:style-name="ce89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1081" table:content-validation-name="val131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4]" office:value-type="string" office:string-value="N/A" calcext:value-type="string">
            <text:p>N/A</text:p>
          </table:table-cell>
          <table:table-cell table:style-name="ce1318" table:number-columns-spanned="2" table:number-rows-spanned="1"/>
          <table:covered-table-cell table:style-name="ce997"/>
          <table:table-cell table:style-name="ce89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42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1081" table:content-validation-name="val131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5]" office:value-type="string" office:string-value="N/A" calcext:value-type="string">
            <text:p>N/A</text:p>
          </table:table-cell>
          <table:table-cell table:style-name="ce1318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1081" table:content-validation-name="val131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1081" table:content-validation-name="val163" table:formula="of:=[.G36]" office:value-type="string" office:string-value="N/A" calcext:value-type="string">
            <text:p>N/A</text:p>
          </table:table-cell>
          <table:table-cell table:style-name="ce1318" table:number-columns-spanned="2" table:number-rows-spanned="1"/>
          <table:covered-table-cell table:style-name="ce997"/>
          <table:table-cell table:style-name="ce89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0" table:formula="of:=COUNTA(COM.MICROSOFT.UNIQUE(ORG.LIBREOFFICE.REGEX([.A31:.A34];&quot;^.*(?= [12]K)&quot;)))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table:style-name="ce60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61" table:formula="of:=[.G25]" office:value-type="string" office:string-value="" calcext:value-type="error">
            <text:p>#N/A</text:p>
          </table:table-cell>
          <table:table-cell table:style-name="ce914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89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61" table:formula="of:=[.G26]" office:value-type="string" office:string-value="" calcext:value-type="error">
            <text:p>#N/A</text:p>
          </table:table-cell>
          <table:table-cell table:style-name="ce915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9"/>
          <table:table-cell table:style-name="ce89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318"/>
          <table:table-cell table:style-name="ce89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89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2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2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2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2];pajzsok_all;12;0)+VLOOKUP([.$B$52];pajzsok_te_bunti;2+[Alapértékek.J36];0)" office:value-type="string" office:string-value="" calcext:value-type="error">
            <text:p>#N/A</text:p>
          </table:table-cell>
          <table:table-cell table:style-name="ce89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902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33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33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9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40"/>
          <table:table-cell table:style-name="ce1154" table:content-validation-name="val130" office:value-type="string" calcext:value-type="string">
            <text:p>Tám/kör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0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957" table:content-validation-name="val103" office:value-type="string" calcext:value-type="string">
            <text:p><text:s text:c="3"/>Elsődleges fegyver</text:p>
          </table:table-cell>
          <table:table-cell table:style-name="ce103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9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957" table:content-validation-name="val103" office:value-type="string" calcext:value-type="string">
            <text:p><text:s text:c="3"/>Másodlagos fegyver</text:p>
          </table:table-cell>
          <table:table-cell table:style-name="ce103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556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713" office:value-type="string" calcext:value-type="string">
            <text:p>SP</text:p>
          </table:table-cell>
          <table:table-cell table:style-name="ce171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1009" table:number-columns-repeated="2"/>
          <table:table-cell table:style-name="ce633"/>
          <table:table-cell table:style-name="ce1009"/>
          <table:table-cell table:style-name="ce633" table:number-columns-repeated="3"/>
          <table:table-cell table:style-name="ce1461"/>
          <table:table-cell table:style-name="ce902"/>
          <table:table-cell/>
          <table:table-cell table:style-name="ce861" table:content-validation-name="val189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04"/>
          <table:table-cell table:style-name="ce1104"/>
          <table:table-cell table:style-name="ce1158" office:value-type="string" calcext:value-type="string">
            <text:p>Harckeret</text:p>
          </table:table-cell>
          <table:table-cell table:style-name="ce755" table:content-validation-name="val157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58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93"/>
          <table:table-cell table:style-name="ce863"/>
          <table:table-cell table:style-name="ce878" table:number-columns-repeated="2"/>
          <table:table-cell table:style-name="ce885"/>
          <table:table-cell table:style-name="ce1713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90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40" table:number-columns-spanned="2" table:number-rows-spanned="1"/>
          <table:covered-table-cell table:style-name="ce104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556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713" office:value-type="string" calcext:value-type="string">
            <text:p>SP</text:p>
          </table:table-cell>
          <table:table-cell table:style-name="ce1713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556" table:content-validation-name="val189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75" table:content-validation-name="val189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75" table:content-validation-name="val189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713" table:content-validation-name="val189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95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1105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93"/>
          <table:table-cell table:style-name="ce866" table:content-validation-name="val189" table:formula="of:=IF([.$B$57]&gt;0;[.L$64];[$Data.$T$17])" office:value-type="float" office:value="-10" calcext:value-type="float">
            <text:p>-10</text:p>
          </table:table-cell>
          <table:table-cell table:style-name="ce1579" table:content-validation-name="val189" table:formula="of:=IF([.$B$57]&gt;0;[.M$64];[$Data.$T$17])" office:value-type="float" office:value="-10" calcext:value-type="float">
            <text:p>-10</text:p>
          </table:table-cell>
          <table:table-cell table:style-name="ce1579" table:content-validation-name="val189" table:formula="of:=IF([.$B$57]&gt;0;[.N$64];[$Data.$T$17])" office:value-type="float" office:value="-10" calcext:value-type="float">
            <text:p>-10</text:p>
          </table:table-cell>
          <table:table-cell table:style-name="ce1579" table:content-validation-name="val189" table:formula="of:=IF([.$B$57]&gt;0;[.O$64];0)" office:value-type="float" office:value="0" calcext:value-type="float">
            <text:p>0</text:p>
          </table:table-cell>
          <table:table-cell table:style-name="ce1579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95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61"/>
          <table:table-cell table:style-name="ce89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95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05" office:value-type="string" calcext:value-type="string">
            <text:p>Szúró</text:p>
          </table:table-cell>
          <table:table-cell table:style-name="ce11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9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52" table:content-validation-name="val121" table:number-columns-spanned="2" table:number-rows-spanned="1"/>
          <table:covered-table-cell table:style-name="ce1052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9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902" table:number-columns-repeated="2"/>
          <table:table-cell table:number-columns-repeated="3"/>
          <table:table-cell table:style-name="ce902"/>
          <table:table-cell table:style-name="ce1411"/>
          <table:table-cell table:style-name="ce89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3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1049"/>
          <table:table-cell table:style-name="ce1101" table:number-columns-repeated="2"/>
          <table:table-cell table:style-name="ce1056"/>
          <table:table-cell table:style-name="ce893" table:number-columns-repeated="2"/>
          <table:table-cell table:style-name="Default" table:number-columns-repeated="3"/>
          <table:table-cell table:style-name="ce89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1049"/>
          <table:table-cell table:style-name="ce1101"/>
          <table:table-cell table:style-name="ce956"/>
          <table:table-cell table:style-name="ce1057"/>
          <table:table-cell table:style-name="ce893" table:number-columns-repeated="2"/>
          <table:table-cell table:style-name="Default" table:number-columns-repeated="3"/>
          <table:table-cell table:style-name="ce89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1185"/>
          <table:table-cell table:style-name="ce1217"/>
          <table:table-cell table:style-name="ce1252"/>
          <table:table-cell table:style-name="ce1301"/>
          <table:table-cell table:style-name="ce893" table:number-columns-repeated="3"/>
          <table:table-cell table:style-name="Default" table:number-columns-repeated="2"/>
          <table:table-cell table:style-name="ce89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1186"/>
          <table:table-cell table:style-name="ce1218"/>
          <table:table-cell table:style-name="ce1253"/>
          <table:table-cell table:style-name="ce1302"/>
          <table:table-cell table:style-name="ce89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3"/>
          <table:table-cell table:style-name="ce1187"/>
          <table:table-cell table:style-name="ce1219"/>
          <table:table-cell table:style-name="ce1254"/>
          <table:table-cell table:style-name="ce1303"/>
          <table:table-cell table:style-name="ce89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9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93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9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9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9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89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893" table:number-columns-repeated="4"/>
          <table:table-cell table:style-name="ce382"/>
          <table:table-cell table:style-name="ce893" table:number-columns-repeated="10"/>
          <table:table-cell table:style-name="ce640"/>
          <table:table-cell table:number-columns-repeated="243"/>
        </table:table-row>
        <table:table-row table:style-name="ro2" table:number-rows-repeated="65462">
          <table:table-cell table:style-name="ce89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893" table:number-columns-repeated="9"/>
          <table:table-cell table:number-columns-repeated="3"/>
          <table:table-cell table:style-name="ce893" table:number-columns-repeated="3"/>
          <table:table-cell table:style-name="ce640"/>
          <table:table-cell table:number-columns-repeated="243"/>
        </table:table-row>
        <table:table-row table:style-name="ro2" table:number-rows-repeated="8">
          <table:table-cell table:style-name="ce89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89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96" table:default-cell-style-name="ce401"/>
        <table:table-column table:style-name="co97" table:default-cell-style-name="ce401"/>
        <table:table-column table:style-name="co98" table:default-cell-style-name="ce401"/>
        <table:table-column table:style-name="co99" table:default-cell-style-name="ce401"/>
        <table:table-column table:style-name="co100" table:default-cell-style-name="ce401"/>
        <table:table-column table:style-name="co101" table:default-cell-style-name="ce401"/>
        <table:table-column table:style-name="co102" table:default-cell-style-name="ce1886"/>
        <table:table-column table:style-name="co103" table:default-cell-style-name="ce401"/>
        <table:table-column table:style-name="co104" table:default-cell-style-name="ce401"/>
        <table:table-column table:style-name="co105" table:number-columns-repeated="4" table:default-cell-style-name="ce401"/>
        <table:table-column table:style-name="co106" table:default-cell-style-name="ce549"/>
        <table:table-column table:style-name="co107" table:default-cell-style-name="ce401"/>
        <table:table-column table:style-name="co40" table:number-columns-repeated="2" table:default-cell-style-name="ce401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57"/>
          <table:covered-table-cell table:style-name="ce1147" table:content-validation-name="val109"/>
          <table:covered-table-cell table:style-name="ce1857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58"/>
          <table:covered-table-cell table:style-name="ce1148" table:content-validation-name="val109"/>
          <table:covered-table-cell table:style-name="ce1858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58"/>
          <table:covered-table-cell table:style-name="ce1148" table:content-validation-name="val109"/>
          <table:covered-table-cell table:style-name="ce1858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74">Tradíció képzettségek </text:span><text:span text:style-name="T7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74">Szféra  / Arkánum képzettségek </text:span><text:span text:style-name="T7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45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45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45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34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34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401"/>
        <table:table-column table:style-name="co14" table:number-columns-repeated="16126" table:default-cell-style-name="ce401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68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82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83">Nagyon</text:span><text:span text:style-name="T84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2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76"> </text:span><text:span text:style-name="T77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78"> </text:span><text:span text:style-name="T79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2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78"> </text:span><text:span text:style-name="T79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78"> </text:span><text:span text:style-name="T79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3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85">- Területre/Pontra támadás manőver: Ellenpróba: -2</text:span></text:p>
            <text:p>- Ha az ellenfél is tőrkardos, mindketten: VÉ csökkentés: Kiskocka.</text:p>
            <text:p><text:span text:style-name="T85">- Könnyebb ellene a </text:span><text:span text:style-name="T85"><text:a xlink:href="https://github.com/kaktusztea/szilankrpg/blob/master/md/066_05_altalanos_manoverek.md#lefegyverzés--fegyvertörés" xlink:type="simple">Fegyvertörés</text:a></text:span><text:span text:style-name="T85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21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968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Forgatás módja</text:p>
          </table:table-cell>
          <table:table-cell table:style-name="ce1979" office:value-type="string" calcext:value-type="string">
            <text:p>SP</text:p>
          </table:table-cell>
          <table:table-cell table:style-name="ce2016" office:value-type="string" calcext:value-type="string">
            <text:p>Erőbónusz max</text:p>
          </table:table-cell>
          <table:table-cell table:style-name="ce1979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968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9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80">20m </text:span><text:span text:style-name="T81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4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21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968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19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1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2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968" table:number-columns-repeated="7"/>
          <table:table-cell table:number-columns-repeated="3"/>
          <table:table-cell table:style-name="ce1968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968" table:number-columns-repeated="7"/>
          <table:table-cell table:number-columns-repeated="3"/>
          <table:table-cell table:style-name="ce1968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968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6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Harcmodorok </text:span><text:span text:style-name="T8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60" table:content-validation-name="val205" office:value-type="string" calcext:value-type="string">
            <text:p><text:span text:style-name="T92"><text:a xlink:href="https://github.com/kaktusztea/km100/blob/master/md/kepzettsegek.szekunder/szakma.md" xlink:type="simple">Szakma</text:a></text:span><text:span text:style-name="T9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6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6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6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6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2"><text:a xlink:href="https://github.com/kaktusztea/km100/blob/master/md/kepzettsegek.primer.misztikus/osi_nyelv_ismerete.md" xlink:type="simple">Ősi nyelv ismerete</text:a></text:span><text:span text:style-name="T9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Anyag szféra </text:span><text:span text:style-name="T8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2231"/>
          <table:covered-table-cell table:style-name="ce2232"/>
          <table:covered-table-cell table:number-columns-repeated="3" table:style-name="ce2231"/>
          <table:covered-table-cell table:style-name="ce2240"/>
          <table:covered-table-cell table:number-columns-repeated="2" table:style-name="ce2231"/>
          <table:covered-table-cell/>
          <table:covered-table-cell table:style-name="ce2231"/>
          <table:covered-table-cell table:number-columns-repeated="3"/>
        </table:table-row>
        <table:table-row table:style-name="ro2">
          <table:table-cell table:number-columns-repeated="4"/>
          <table:table-cell table:style-name="ce2232"/>
          <table:table-cell table:style-name="ce2231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2231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2231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31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86">➖➖➖ </text:span><text:span text:style-name="T106">Származás </text:span><text:span text:style-name="T107">➖➖➖</text:span></text:p>
          </table:table-cell>
          <table:table-cell/>
          <table:table-cell table:style-name="ce2234" office:value-type="string" calcext:value-type="string">
            <text:p><text:span text:style-name="T86">➖➖➖ </text:span><text:span text:style-name="T108">Godoni nyelvek </text:span><text:span text:style-name="T109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31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101"><text:a xlink:href="https://github.com/kaktusztea/km100/blob/master/md/fortelyok.kiemelt/nyelvismeret.md" xlink:type="simple">Nyelvismeret</text:a></text:span><text:span text:style-name="T101"> 🔁</text:span></text:p>
          </table:table-cell>
          <table:table-cell table:style-name="ce2231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102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6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103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86">➖➖➖ Jellem, fóbiák, hobbik</text:span><text:span text:style-name="T106"> </text:span><text:span text:style-name="T107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6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96">🟩</text:span><text:span text:style-name="T104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6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96">🟩</text:span><text:span text:style-name="T104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6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6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96">🟩 </text:span>Művészetismeret;  <text:span text:style-name="T97">🟥 </text:span><text:span text:style-name="T10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96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96">🟩</text:span><text:span text:style-name="T104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96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96">🟩</text:span><text:span text:style-name="T104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96">🟩</text:span><text:span text:style-name="T104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96">🟩</text:span><text:span text:style-name="T104"> </text:span>Művészetismeret;  <text:span text:style-name="T97">🟥 </text:span><text:span text:style-name="T104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104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96">🟩</text:span><text:span text:style-name="T104"> </text:span>Idomítás;  <text:span text:style-name="T97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96">🟩</text:span><text:span text:style-name="T104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96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96">🟩 </text:span><text:span text:style-name="T104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96">🟩 </text:span><text:span text:style-name="T104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96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11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96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86">➖➖➖ </text:span><text:span text:style-name="T108">Faj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96">🟩 </text:span><text:span text:style-name="T104">Művészetismeret;  </text:span><text:span text:style-name="T105">🟥 </text:span><text:span text:style-name="T104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96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96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97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8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97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96">🟩 </text:span><text:span text:style-name="T104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96">🟩 </text:span><text:span text:style-name="T104">Nyomozás;   </text:span><text:span text:style-name="T105">🟥 </text:span><text:span text:style-name="T104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86">➖➖➖ Kyr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86">➖➖➖ </text:span><text:span text:style-name="T106">Küllem, fizikum </text:span><text:span text:style-name="T107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104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104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3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86">➖➖➖ Speciális</text:span><text:span text:style-name="T108"> nyelvek </text:span><text:span text:style-name="T109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<text:span text:style-name="T9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<text:span text:style-name="T98">Kvantikum;  </text:span><text:span text:style-name="T99">🟩</text:span><text:span text:style-name="T9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97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94"><text:a xlink:href="https://github.com/kaktusztea/km100/blob/master/md/fortelyok.altalanos/osi_kulturkor.md" xlink:type="simple">Ősi kultúrkör</text:a></text:span><text:span text:style-name="T94"> </text:span><text:span text:style-name="T95">🔁</text:span></text:p>
          </table:table-cell>
          <table:table-cell table:style-name="ce2219"/>
          <table:table-cell office:value-type="string" calcext:value-type="string">
            <text:p><text:span text:style-name="T97">🟥 </text:span><text:span text:style-name="T98">Lexikum, </text:span><text:span text:style-name="T99">🟩 </text:span><text:span text:style-name="T100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86">➖➖➖ </text:span><text:span text:style-name="T106">Viszony </text:span><text:span text:style-name="T107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89">➖➖ Kiemelt</text:span><text:span text:style-name="T90"> </text:span><text:span text:style-name="T91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96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89">➖➖ Harci mágia</text:span><text:span text:style-name="T90"> </text:span><text:span text:style-name="T91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89">➖➖ Misztikus képességek</text:span><text:span text:style-name="T90"> </text:span><text:span text:style-name="T9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89">➖➖ Lényismeretek</text:span><text:span text:style-name="T90"> </text:span><text:span text:style-name="T91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4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11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7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4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86">* Új fortély: Ősi kultkúrkör </text:span><text:span text:style-name="T112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86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113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31">
          <table:table-cell table:style-name="ce2247" office:value-type="string" calcext:value-type="string">
            <text:p>* Történelemismeret: Átfogó</text:p>
          </table:table-cell>
        </table:table-row>
        <table:table-row table:style-name="ro31">
          <table:table-cell table:style-name="ce2247" office:value-type="string" calcext:value-type="string">
            <text:p>* Műveltség: Átlagos (új)</text:p>
          </table:table-cell>
        </table:table-row>
        <table:table-row table:style-name="ro31">
          <table:table-cell table:style-name="ce2247" office:value-type="string" calcext:value-type="string">
            <text:p>* Irodalom-ismeret megszűnt</text:p>
          </table:table-cell>
        </table:table-row>
        <table:table-row table:style-name="ro31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31">
          <table:table-cell table:style-name="ce2248" office:value-type="string" calcext:value-type="string">
            <text:p>V8.2.4</text:p>
          </table:table-cell>
        </table:table-row>
        <table:table-row table:style-name="ro31">
          <table:table-cell table:style-name="ce2247" office:value-type="string" calcext:value-type="string">
            <text:p>* Fülek átnevezése, színezése</text:p>
          </table:table-cell>
        </table:table-row>
        <table:table-row table:style-name="ro31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31">
          <table:table-cell table:style-name="ce2248" office:value-type="string" calcext:value-type="string">
            <text:p>V8.2.3</text:p>
          </table:table-cell>
        </table:table-row>
        <table:table-row table:style-name="ro31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31">
          <table:table-cell table:style-name="ce2248" office:value-type="string" calcext:value-type="string">
            <text:p>V8.2.2</text:p>
          </table:table-cell>
        </table:table-row>
        <table:table-row table:style-name="ro31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247" office:value-type="string" calcext:value-type="string">
            <text:p>* Kétkezes harc táblázat</text:p>
          </table:table-cell>
        </table:table-row>
        <table:table-row table:style-name="ro31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31">
          <table:table-cell table:style-name="ce2248" office:value-type="string" calcext:value-type="string">
            <text:p>V8.1.1</text:p>
          </table:table-cell>
        </table:table-row>
        <table:table-row table:style-name="ro31">
          <table:table-cell table:style-name="ce2247" office:value-type="string" calcext:value-type="string">
            <text:p>* Max szint: 21</text:p>
          </table:table-cell>
        </table:table-row>
        <table:table-row table:style-name="ro31">
          <table:table-cell table:style-name="ce2247" office:value-type="string" calcext:value-type="string">
            <text:p>* KP Alap: 150</text:p>
          </table:table-cell>
        </table:table-row>
        <table:table-row table:style-name="ro31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103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31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31">
          <table:table-cell table:style-name="ce2248" office:value-type="string" calcext:value-type="string">
            <text:p>V7.9.1</text:p>
          </table:table-cell>
        </table:table-row>
        <table:table-row table:style-name="ro31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114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115">→ </text:span><text:span text:style-name="T116">lefelé</text:span><text:span text:style-name="T115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15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15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7"> </text:span><text:span text:style-name="T118">→</text:span><text:span text:style-name="T11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7">  </text:span><text:span text:style-name="T118">→</text:span><text:span text:style-name="T117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2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206"/>
        <table:table-column table:style-name="co122" table:default-cell-style-name="ce1610"/>
        <table:table-column table:style-name="co43" table:default-cell-style-name="ce2206"/>
        <table:table-column table:style-name="co123" table:default-cell-style-name="ce2206"/>
        <table:table-column table:style-name="co124" table:default-cell-style-name="ce2206"/>
        <table:table-column table:style-name="co125" table:default-cell-style-name="ce2206"/>
        <table:table-column table:style-name="co126" table:default-cell-style-name="ce2206"/>
        <table:table-column table:style-name="co127" table:default-cell-style-name="ce2206"/>
        <table:table-column table:style-name="co128" table:default-cell-style-name="ce2206"/>
        <table:table-column table:style-name="co129" table:default-cell-style-name="ce2206"/>
        <table:table-column table:style-name="co130" table:default-cell-style-name="ce2206"/>
        <table:table-column table:style-name="co89" table:default-cell-style-name="ce2206"/>
        <table:table-column table:style-name="co131" table:default-cell-style-name="ce2206"/>
        <table:table-column table:style-name="co132" table:default-cell-style-name="ce2206"/>
        <table:table-column table:style-name="co133" table:default-cell-style-name="ce2206"/>
        <table:table-column table:style-name="co134" table:default-cell-style-name="ce2206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784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26"/>
          <table:covered-table-cell table:style-name="ce2333"/>
          <table:covered-table-cell table:number-columns-repeated="6" table:style-name="ce2326"/>
          <table:covered-table-cell table:number-columns-repeated="3" table:style-name="ce2356"/>
          <table:covered-table-cell table:style-name="ce232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26"/>
          <table:table-cell table:style-name="ce2333"/>
          <table:table-cell table:style-name="ce2326" table:number-columns-repeated="6"/>
          <table:table-cell table:style-name="ce2356" table:number-columns-repeated="3"/>
          <table:table-cell table:style-name="ce232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42" office:value-type="string" calcext:value-type="string">
            <text:p>Szint</text:p>
          </table:table-cell>
          <table:table-cell table:style-name="ce2342" office:value-type="string" calcext:value-type="string" table:number-columns-spanned="2" table:number-rows-spanned="1">
            <text:p>KP</text:p>
          </table:table-cell>
          <table:covered-table-cell table:style-name="ce234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1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3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05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93" table:number-columns-repeated="3"/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893"/>
          <table:table-cell table:style-name="ce24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23" table:content-validation-name="val209" office:value-type="string" calcext:value-type="string">
            <text:p>Fok</text:p>
          </table:table-cell>
          <table:table-cell table:style-name="ce2323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78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93" table:content-validation-name="val5"/>
          <table:table-cell table:style-name="ce23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6" table:content-validation-name="val5"/>
          <table:table-cell table:style-name="ce2318" table:content-validation-name="val5" table:number-columns-repeated="2"/>
          <table:table-cell table:style-name="ce2215" table:content-validation-name="val5"/>
          <table:table-cell table:style-name="ce2335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93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5" table:content-validation-name="val5"/>
          <table:table-cell table:style-name="ce23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5" table:content-validation-name="val5" office:value-type="string" calcext:value-type="string">
            <text:p>Szúró</text:p>
          </table:table-cell>
          <table:table-cell table:style-name="ce2325" table:content-validation-name="val5" office:value-type="string" calcext:value-type="string">
            <text:p>Vágó</text:p>
          </table:table-cell>
          <table:table-cell table:style-name="ce2325" table:content-validation-name="val5" office:value-type="string" calcext:value-type="string">
            <text:p>Zúzó</text:p>
          </table:table-cell>
          <table:table-cell table:style-name="ce23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>
            <text:p>SFÉ</text:p>
          </table:table-cell>
          <table:table-cell table:style-name="ce23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5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35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286"/>
          <table:table-cell table:style-name="ce2318" table:number-columns-repeated="2"/>
          <table:table-cell table:style-name="ce2215"/>
          <table:table-cell table:style-name="ce2335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286"/>
          <table:table-cell table:style-name="ce2318" table:number-columns-repeated="2"/>
          <table:table-cell table:style-name="ce2215"/>
          <table:table-cell table:style-name="ce2335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286"/>
          <table:table-cell table:style-name="ce2318" table:number-columns-repeated="2"/>
          <table:table-cell table:style-name="ce2215"/>
          <table:table-cell table:style-name="ce2335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2286"/>
          <table:table-cell table:style-name="ce2318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4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.00.00</text:date>, <text:time style:data-style-name="N2" text:time-value="12:04:39.91254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7T12:06:01.540810000</dc:date>
    <meta:editing-cycles>1015</meta:editing-cycles>
    <meta:editing-duration>P9DT1H4M47S</meta:editing-duration>
    <meta:document-statistic meta:table-count="11" meta:cell-count="441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